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478d" officeooo:paragraph-rsid="0003478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4bc66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cks:</text:p>
      <text:p text:style-name="P1">methods:</text:p>
      <text:p text:style-name="P1"><text:span text:style-name="T1"><text:tab/>stack.push(100);</text:span></text:p>
      <text:p text:style-name="P2"><text:span text:style-name="T1"><text:tab/>stack.peek();</text:span></text:p>
      <text:p text:style-name="P1"><text:span text:style-name="T1"><text:tab/>stack.pop();</text:span></text:p>
      <text:p text:style-name="P1"><text:span text:style-name="T1">Link of code from the lesson: </text:span></text:p>
      <text:p text:style-name="P1"><text:span text:style-name="T1">pastebin.</text:span><text:span text:style-name="T2">com</text:span><text:span text:style-name="T1">/E3yEyLj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9:36:00.840346292</meta:creation-date>
    <dc:date>2018-03-30T20:05:20.318403860</dc:date>
    <meta:editing-duration>PT8M7S</meta:editing-duration>
    <meta:editing-cycles>1</meta:editing-cycles>
    <meta:document-statistic meta:table-count="0" meta:image-count="0" meta:object-count="0" meta:page-count="1" meta:paragraph-count="7" meta:word-count="12" meta:character-count="110" meta:non-whitespace-character-count="101"/>
    <meta:generator>LibreOffice/5.1.6.2$Linux_X86_64 LibreOffice_project/10m0$Build-2</meta:generator>
  </office:meta>
</office:document-meta>
</file>